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3920" officeooo:paragraph-rsid="00093920"/>
    </style:style>
    <style:style style:name="P2" style:family="paragraph" style:parent-style-name="Standard">
      <style:text-properties officeooo:rsid="00093920" officeooo:paragraph-rsid="001003a5"/>
    </style:style>
    <style:style style:name="P3" style:family="paragraph" style:parent-style-name="Standard">
      <style:text-properties officeooo:rsid="00093920" officeooo:paragraph-rsid="00093920" fo:background-color="transparent"/>
    </style:style>
    <style:style style:name="P4" style:family="paragraph" style:parent-style-name="Standard">
      <style:text-properties officeooo:rsid="0009bfc3" officeooo:paragraph-rsid="0009bfc3" fo:background-color="transparent"/>
    </style:style>
    <style:style style:name="P5" style:family="paragraph" style:parent-style-name="Standard">
      <style:text-properties officeooo:rsid="000ba66f" officeooo:paragraph-rsid="000ba66f" fo:background-color="transparent"/>
    </style:style>
    <style:style style:name="P6" style:family="paragraph" style:parent-style-name="Standard">
      <style:text-properties officeooo:rsid="000cd808" officeooo:paragraph-rsid="000cd808" fo:background-color="transparent"/>
    </style:style>
    <style:style style:name="P7" style:family="paragraph" style:parent-style-name="Standard">
      <style:text-properties officeooo:rsid="0009bfc3" officeooo:paragraph-rsid="0009bfc3" fo:background-color="#ffff00"/>
    </style:style>
    <style:style style:name="P8" style:family="paragraph" style:parent-style-name="Standard">
      <style:text-properties officeooo:rsid="000cd808" officeooo:paragraph-rsid="000cd808" fo:background-color="#ffff00"/>
    </style:style>
    <style:style style:name="P9" style:family="paragraph" style:parent-style-name="Standard">
      <style:text-properties officeooo:rsid="000dcc11" officeooo:paragraph-rsid="000dcc11" fo:background-color="#ffff00"/>
    </style:style>
    <style:style style:name="P10" style:family="paragraph" style:parent-style-name="Standard">
      <style:text-properties officeooo:rsid="000e8f80" officeooo:paragraph-rsid="000e8f80" fo:background-color="#ffff00"/>
    </style:style>
    <style:style style:name="P11" style:family="paragraph" style:parent-style-name="Standard">
      <style:text-properties officeooo:rsid="001003a5" officeooo:paragraph-rsid="001003a5"/>
    </style:style>
    <style:style style:name="P12" style:family="paragraph" style:parent-style-name="Standard">
      <style:text-properties officeooo:rsid="00093920" officeooo:paragraph-rsid="00093920" fo:background-color="#ffff00"/>
    </style:style>
    <style:style style:name="P13" style:family="paragraph" style:parent-style-name="Standard">
      <style:text-properties officeooo:rsid="0011fc07" officeooo:paragraph-rsid="0011fc07" fo:background-color="#ffff00"/>
    </style:style>
    <style:style style:name="P14" style:family="paragraph" style:parent-style-name="Standard">
      <style:text-properties officeooo:rsid="001312ce" officeooo:paragraph-rsid="001312ce" fo:background-color="#ffff00"/>
    </style:style>
    <style:style style:name="P15" style:family="paragraph" style:parent-style-name="Standard">
      <style:text-properties officeooo:rsid="001642ad" officeooo:paragraph-rsid="001642ad" fo:background-color="#ffff00"/>
    </style:style>
    <style:style style:name="P16" style:family="paragraph" style:parent-style-name="Standard">
      <style:text-properties officeooo:rsid="0017afb5" officeooo:paragraph-rsid="0017afb5" fo:background-color="#ffff00"/>
    </style:style>
    <style:style style:name="P17" style:family="paragraph" style:parent-style-name="Standard">
      <style:text-properties officeooo:rsid="00191311" officeooo:paragraph-rsid="00191311" fo:background-color="#ffff00"/>
    </style:style>
    <style:style style:name="P18" style:family="paragraph" style:parent-style-name="Standard">
      <style:text-properties officeooo:rsid="000ba66f" officeooo:paragraph-rsid="000ba66f" fo:background-color="transparent"/>
    </style:style>
    <style:style style:name="P19" style:family="paragraph" style:parent-style-name="Standard">
      <style:text-properties officeooo:rsid="0011fc07" officeooo:paragraph-rsid="0011fc07" fo:background-color="transparent"/>
    </style:style>
    <style:style style:name="P20" style:family="paragraph" style:parent-style-name="Standard" style:list-style-name="L1">
      <style:text-properties officeooo:rsid="0011fc07" officeooo:paragraph-rsid="0011fc07" fo:background-color="transparent"/>
    </style:style>
    <style:style style:name="P21" style:family="paragraph" style:parent-style-name="Standard">
      <style:text-properties officeooo:rsid="001312ce" officeooo:paragraph-rsid="001312ce" fo:background-color="transparent"/>
    </style:style>
    <style:style style:name="P22" style:family="paragraph" style:parent-style-name="Standard">
      <style:text-properties fo:font-weight="bold" officeooo:rsid="0011fc07" officeooo:paragraph-rsid="0011fc07" fo:background-color="transparent"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11fc07" officeooo:paragraph-rsid="0011fc07" fo:background-color="transparent" style:font-weight-asian="bold" style:font-weight-complex="bold"/>
    </style:style>
    <style:style style:name="T1" style:family="text">
      <style:text-properties fo:font-weight="bold" style:font-weight-asian="bold" style:font-weight-complex="bold"/>
    </style:style>
    <style:style style:name="T2" style:family="text">
      <style:text-properties fo:background-color="#ffff00" loext:char-shading-value="0"/>
    </style:style>
    <style:style style:name="T3" style:family="text">
      <style:text-properties officeooo:rsid="0009bfc3"/>
    </style:style>
    <style:style style:name="T4" style:family="text">
      <style:text-properties officeooo:rsid="000cd808"/>
    </style:style>
    <style:style style:name="T5" style:family="text">
      <style:text-properties officeooo:rsid="001003a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unicación de datos</text:p>
      <text:p text:style-name="P2">Grupo: <text:span text:style-name="T5">N.º 9 </text:span></text:p>
      <text:p text:style-name="P11"><text:tab/>-José Mundo<text:tab/></text:p>
      <text:p text:style-name="P2"><text:tab/>-</text:p>
      <text:p text:style-name="P1"><text:tab/></text:p>
      <text:p text:style-name="P1"/>
      <text:p text:style-name="P1"/>
      <text:p text:style-name="P1">Tema 1. Conceptops básicos</text:p>
      <text:p text:style-name="P1"><text:tab/>El propósito de una red es <text:span text:style-name="T1">transmitir información </text:span>desde un equipo a otro. Para lograr esto, primeramente se debe decidir como se <text:span text:style-name="T1">codifican </text:span>(<text:span text:style-name="T1">proceso de transformación de datos de un alfabeto o un orden de símbolos determinado a otro, con el fin de hacer sencilla su transmisión o encriptarla, sin que se pierda el mensaje original que se quería transmitir</text:span>) los datos.</text:p>
      <text:p text:style-name="P1"/>
      <text:p text:style-name="P1">Tipos de datos:</text:p>
      <text:p text:style-name="P1"><text:tab/>·Audio </text:p>
      <text:p text:style-name="P1"><text:tab/>·Texto </text:p>
      <text:p text:style-name="P1"><text:tab/>·Gráfico</text:p>
      <text:p text:style-name="P1"><text:tab/>·Vídeo</text:p>
      <text:p text:style-name="P1"><text:tab/><text:span text:style-name="T2">Y más?…</text:span></text:p>
      <text:p text:style-name="P12"/>
      <text:p text:style-name="P3">La representación <text:span text:style-name="T3">de los datos puede dividirse en dos categorías:</text:span></text:p>
      <text:p text:style-name="P3"/>
      <text:p text:style-name="P4"><text:tab/>Representación digital: </text:p>
      <text:p text:style-name="P4"/>
      <text:p text:style-name="P4"><text:tab/>Representación analógica: Son continuas y siempre tienen un valor, que puede variar, y existe un rango ‘infinito’ de posibles valores.</text:p>
      <text:p text:style-name="P4"/>
      <text:p text:style-name="P4"><text:tab/>Los medios de transmisión son los caminos físicos por medio de los cuales viaja la información y en los que usualmente lo hace por medio de ondas electromagnéticas. Para que ocurra una transmisión de datos debe haber una <text:span text:style-name="T1">linea de tranmisión </text:span>entre los dos equipos, también denominada canal de tranmisión o canal.</text:p>
      <text:p text:style-name="P4"/>
      <text:p text:style-name="P4"><text:tab/>La <text:span text:style-name="T1">normalización </text:span>es el proceso de elaborar, aplicar y mejorar las normas que se aplican a distintas actividades científicas, industriales o económicas con el fin de ordenarlas y mejorarlas.</text:p>
      <text:p text:style-name="P4"/>
      <text:p text:style-name="P4">Algunas organizaciones son:</text:p>
      <text:p text:style-name="P4"><text:tab/>UIT: Unión internacional de Telecomunicaciones</text:p>
      <text:p text:style-name="P4"><text:tab/>ISO: Organización Internacional Estandarización</text:p>
      <text:p text:style-name="P4"/>
      <text:p text:style-name="P7">Componentes de un sistema de transimsion de datos:</text:p>
      <text:p text:style-name="P4"/>
      <text:p text:style-name="P4">El emisor o transmisor debe convertir la señal en un formato reconocible por el canal.</text:p>
      <text:p text:style-name="P4"/>
      <text:p text:style-name="P4">El canal conecta al emisor y el receptor y puede ser cualquier medio de transmision.</text:p>
      <text:p text:style-name="P4"/>
      <text:p text:style-name="P4">El receptor acepta la señal del canal y la procesa para permitir que el usuario final la comprenda.</text:p>
      <text:p text:style-name="P4"/>
      <text:p text:style-name="P4"/>
      <text:p text:style-name="P4"/>
      <text:p text:style-name="P4"><text:soft-page-break/></text:p>
      <text:p text:style-name="P4"/>
      <text:p text:style-name="P4"/>
      <text:p text:style-name="P4">Modos de transferencia de datos</text:p>
      <text:p text:style-name="P4"/>
      <text:p text:style-name="P4">Una conexión simple, es una conexión en la que los datos fluyen en una sola dirección.</text:p>
      <text:p text:style-name="P4">Conexión semi-duplex, donde los datos pueden fluir en ambas direcciones pero no simultáneamente (ej: Walkie-Talkies)</text:p>
      <text:p text:style-name="P4">Conexión Duplex, los datos fluyen simultáneamente (Teléfonos).</text:p>
      <text:p text:style-name="P4"/>
      <text:p text:style-name="P4">Señal son las variaciones a lo largo del tiempo de las entradas o salidas de un sistema. Pueden ser de distinta naturaleza, y po rtanto sus unidades dísicas pueden ser diversas</text:p>
      <text:p text:style-name="P4"/>
      <text:p text:style-name="P4">Señales analógicas: Cuya variacion es continua tanto en amplitud como a lo largo del tiempo.</text:p>
      <text:p text:style-name="P4"/>
      <text:p text:style-name="P4">Señales discretas: Este tipo de señales no tiene una variacion conítnua con las anteriores, sino que su evolucion dse rige por un determinado conjunto finito de valores posibles.</text:p>
      <text:p text:style-name="P4"/>
      <text:p text:style-name="P5">Muestreo: consiste en tomar una muestra periódicas como lo determine la señal.</text:p>
      <text:p text:style-name="P5"/>
      <text:p text:style-name="P5">Clasificación de las señales:</text:p>
      <text:p text:style-name="P5">Analógicas:</text:p>
      <text:p text:style-name="P5">Muestreadas: Tiempo disfreto y amplitud continua</text:p>
      <text:p text:style-name="P5">cuantizada. Tiempo coninuo amplitud dicreta</text:p>
      <text:p text:style-name="P5">Digital tiempo y apmlitud discretos</text:p>
      <text:p text:style-name="P5"/>
      <text:p text:style-name="P5">parametros son: </text:p>
      <text:p text:style-name="P5">alturas de pulso (Nivel Eléctrico)</text:p>
      <text:p text:style-name="P5">duración (ancho de pulso)</text:p>
      <text:p text:style-name="P5">Frecuencia de repetición (velocidad pulsos por segundo)</text:p>
      <text:p text:style-name="P5"/>
      <text:p text:style-name="P5">Analisis de fourier es una herramineta matematica que permite expresar una funcion en relacion a un conjunto de funciones ortogonale mediante una ombinacion lineas de estas,</text:p>
      <text:p text:style-name="P5"/>
      <text:p text:style-name="P5">El canal de transmision es el medio en el que se transmite y soporta la porpagacion de señales acusticas, electromagneticas, luz u ondas. </text:p>
      <text:p text:style-name="P5"/>
      <text:p text:style-name="P5">Ancho de banda: La longitud de la extensión de frecuencias en la que se concentra la mayor potencia de la señal. Se puede calcular a partir de una señal temporal mediante analisis de fourier. Las frecuencias que se encuentran entre los límites se denominan también frecuencias efectivas.</text:p>
      <text:p text:style-name="P5"/>
      <text:p text:style-name="P5">Los buses son los canales que permiten el transporte de la infromacion enre la cpu y la memoria principal y los dispositivos de entrada/Salida</text:p>
      <text:p text:style-name="P5"/>
      <text:p text:style-name="P5">Capacidad del canal es la velocidad en la que se pueden transmitir los datos en un cana de comunicación de datos. La velocidad de transmision de los datos es en vits por segundo.</text:p>
      <text:p text:style-name="P5"/>
      <text:p text:style-name="P5">Atenuación: Es la perdida de potencia de la transmisión de la señal.</text:p>
      <text:p text:style-name="P5"/>
      <text:p text:style-name="P5"><text:soft-page-break/>Retardo: Se refiere al tiempo de espera entre dos sucesos, como el tiempo que transucrre desde que se transmite una señal hasta que se recibe.</text:p>
      <text:p text:style-name="P5"/>
      <text:p text:style-name="P5">Distorsion: <text:span text:style-name="T4">Es cuando una señal cambia su forma de onda</text:span></text:p>
      <text:p text:style-name="P5"/>
      <text:p text:style-name="P6">Ruido: Se define como cualquier energía eléctrica no deseada que aparece en la frecuencia de la señal deseada e interfiere con ella perturbando la comunicación.</text:p>
      <text:p text:style-name="P6"/>
      <text:p text:style-name="P8">Ancho de banda de Nyquist</text:p>
      <text:p text:style-name="P8">Expresion eb/n0</text:p>
      <text:p text:style-name="P8">Bit error ratio</text:p>
      <text:p text:style-name="P8">SNR</text:p>
      <text:p text:style-name="P8">Decibelios y fortaleza de una señal</text:p>
      <text:p text:style-name="P8">Tipos de red</text:p>
      <text:p text:style-name="P8">Protocolos y arquitecturas de los protocolos</text:p>
      <text:p text:style-name="P9">Arquitecturas estandarizadas</text:p>
      <text:p text:style-name="P9">Modelo OSI/ISO</text:p>
      <text:p text:style-name="P9">TCP/IP</text:p>
      <text:p text:style-name="P9">Dirección MAC</text:p>
      <text:p text:style-name="P10">Cable coaxial, etc</text:p>
      <text:p text:style-name="P10"/>
      <text:p text:style-name="P23">Exposicion 2</text:p>
      <text:p text:style-name="P22"/>
      <text:p text:style-name="P19"><text:span text:style-name="T1">Modulación</text:span></text:p>
      <text:p text:style-name="P19"><text:tab/>Se trata de un conjunto de tecnicas que se usan para transportar información sobre una onda portadora (onda que es modificada en alguna de sus parámetros), típicamente una onda sinusoidal.</text:p>
      <text:p text:style-name="P19"/>
      <text:p text:style-name="P19"><text:tab/>Estas técincas un mejor aprovechamiento del canal de comunicación. Lo que posibilita más información de manera simultanea y mejora la resistencia a ruidos e interferencias.</text:p>
      <text:p text:style-name="P19">La modulación consiste en hacer un parámetro de la onda cambie de valor de acuerdo con las variaciones de la señal moduladora, que es la información que queremos transmitir. </text:p>
      <text:p text:style-name="P19"/>
      <text:p text:style-name="P13">Modulación continua</text:p>
      <text:p text:style-name="P19"/>
      <text:p text:style-name="P19">Dependiento de la relacion entre la señal mensaje y los parámetros de la señal modulada, se tendrá los siguientes dos tipos de modulación de modulación continua:</text:p>
      <text:p text:style-name="P19"/>
      <text:list xml:id="list8068167403291768527" text:style-name="L1">
        <text:list-item>
          <text:p text:style-name="P20">Modulación Lineal: Cuando la amplitud instantánea de la portadora varía linealmente respecto a la señal mensaje.</text:p>
        </text:list-item>
      </text:list>
      <text:p text:style-name="P19"/>
      <text:list xml:id="list165938061713545" text:continue-numbering="true" text:style-name="L1">
        <text:list-item>
          <text:p text:style-name="P20">Modulación Angular o Exponencial: Cuando el ángulo de la portadora varía linealmente respecto a la señal del mensaje.</text:p>
        </text:list-item>
      </text:list>
      <text:p text:style-name="P19"/>
      <text:p text:style-name="P19"/>
      <text:p text:style-name="P21">Modulación de Amplitud (AM)</text:p>
      <text:p text:style-name="P21"/>
      <text:p text:style-name="P21">Consiste en variar la amplitud de la onda portadora de forma que esta cambie de acuerdo con las variaciones de nivel de la señal moduladora.</text:p>
      <text:p text:style-name="P21"><text:soft-page-break/>AM es el acónimo de Amplitude Modulation, la cual consiste en modificar la amplitud de una señal de alta frecuencia, en función de una señal de baja frecuencia, denominada moduladora, la cual es la señal que contiene la información que se desea transitir.</text:p>
      <text:p text:style-name="P21"/>
      <text:p text:style-name="P21"/>
      <text:p text:style-name="P21">-Modulación en Banda lateral</text:p>
      <text:p text:style-name="P21">La señales moduladas linealmente se generan mediante multiplicación del mensaje que contiene la infroamción por una portadora sinusoidal. Este producto es procesado por filtros pasabandas lineales (filtro electronico que permite pasar solo un cierto ancho de frecuencias).</text:p>
      <text:p text:style-name="P21"/>
      <text:p text:style-name="P21">Modulación en banda lateral única</text:p>
      <text:p text:style-name="P21"/>
      <text:p text:style-name="P21"/>
      <text:p text:style-name="P21"/>
      <text:p text:style-name="P21"/>
      <text:p text:style-name="P14">Modulación en cuadratura</text:p>
      <text:p text:style-name="P14"/>
      <text:p text:style-name="P15">Modulacion de frecuencia (FM)</text:p>
      <text:p text:style-name="P15"/>
      <text:p text:style-name="P15">Modulación de Pulsos</text:p>
      <text:p text:style-name="P15"/>
      <text:p text:style-name="P16">Modulación de duración de impulsos</text:p>
      <text:p text:style-name="P16"/>
      <text:p text:style-name="P17">Modulación digital de pul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5:48:25.182964851</meta:creation-date>
    <dc:date>2017-02-07T16:59:37.438569563</dc:date>
    <meta:editing-duration>PT3H16M23S</meta:editing-duration>
    <meta:editing-cycles>2</meta:editing-cycles>
    <meta:generator>LibreOffice/5.1.4.2$Linux_X86_64 LibreOffice_project/10m0$Build-2</meta:generator>
    <meta:document-statistic meta:table-count="0" meta:image-count="0" meta:object-count="0" meta:page-count="4" meta:paragraph-count="83" meta:word-count="982" meta:character-count="6211" meta:non-whitespace-character-count="5288"/>
  </office:meta>
</office:document-meta>
</file>